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313.65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Factor 1 (X) Loss</text:p>
          </table:table-cell>
          <table:table-cell office:value-type="string" calcext:value-type="string">
            <text:p>Factor 2 (y) Win</text:p>
          </table:table-cell>
          <table:table-cell/>
          <table:table-cell table:style-name="Default" office:value-type="string" calcext:value-type="string">
            <text:p>initial value (z)</text:p>
          </table:table-cell>
          <table:table-cell table:number-columns-repeated="8"/>
        </table:table-row>
        <table:table-row table:style-name="ro1">
          <table:table-cell table:style-name="ce1" office:value-type="percentage" office:value="0.03" calcext:value-type="percentage">
            <text:p>3.00%</text:p>
          </table:table-cell>
          <table:table-cell table:style-name="ce1" office:value-type="percentage" office:value="0.1" calcext:value-type="percentage">
            <text:p>10.00%</text:p>
          </table:table-cell>
          <table:table-cell/>
          <table:table-cell table:style-name="Default" office:value-type="float" office:value="2500" calcext:value-type="float">
            <text:p>25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Win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IF([.B5]&gt;0;[.D2]*[.A2]-[.D2];[.D2]*[.B2]+[.D2])" office:value-type="float" office:value="-2425" calcext:value-type="float">
            <text:p>-2425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6]&gt;0;[.D5]*[.A2]-[.D5];[.D5]*[.B2]+[.D3])" office:value-type="float" office:value="2352.25" calcext:value-type="float">
            <text:p>2352.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7]&gt;0;[.D6]*[.A3]-[.D6];[.D6]*[.B3]+[.D4])" office:value-type="float" office:value="-2352.25" calcext:value-type="float">
            <text:p>-2352.25</text:p>
          </table:table-cell>
          <table:table-cell/>
          <table:table-cell office:value-type="string" calcext:value-type="string">
            <text:p>IF # = loss then take the initial value(z) and multiply it by (Factor 1 (x)Loss)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8]&gt;0;[.D7]*[.A4]-[.D7];[.D7]*[.B4]+[.D5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otherwise if its a win and multiply it by (factor 2 (y) Win)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9]&gt;0;[.D8]*[.A5]-[.D8];[.D8]*[.B5]+[.D6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Display the value in <text:span text:style-name="T1">d5 </text:span>and move to the second line.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10]&gt;0;[.D9]*[.A6]-[.D9];[.D9]*[.B6]+[.D7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Take the new initial value to the next line.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1]&gt;0;[.D10]*[.A7]-[.D10];[.D10]*[.B7]+[.D8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Compare win or loss on line two. Multiply either the win or loss accordingly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2]&gt;0;[.D11]*[.A8]-[.D11];[.D11]*[.B8]+[.D9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   and display the results on <text:span text:style-name="T1">d6</text:span>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3]&gt;0;[.D12]*[.A9]-[.D12];[.D12]*[.B9]+[.D10]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14]&gt;0;[.D13]*[.A10]-[.D13];[.D13]*[.B10]+[.D1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Working the way down the list adding or subtracting loss and wins 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rom the base amount. 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o if(b5&gt;0,d2*a2,d2*b2)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f(b6&gt;0,d5*a2,d5*b2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2:27:49.240427162</meta:creation-date>
    <dc:date>2017-10-14T13:06:30.533220109</dc:date>
    <meta:editing-duration>PT6M20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